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text-properties fo:font-size="11pt" style:font-size-asian="11pt" style:font-size-complex="11pt"/>
    </style:style>
    <style:style style:name="P4" style:family="paragraph" style:parent-style-name="normal">
      <style:text-properties fo:font-size="11pt" officeooo:rsid="00100181" officeooo:paragraph-rsid="00100181" style:font-size-asian="11pt" style:font-size-complex="11pt"/>
    </style:style>
    <style:style style:name="P5" style:family="paragraph" style:parent-style-name="normal">
      <style:text-properties fo:font-size="11pt" officeooo:rsid="0010999d" officeooo:paragraph-rsid="0010999d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officeooo:rsid="00135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itre : Choix Theme </text:span></text:p>
      <text:p text:style-name="P2"/>
      <text:p text:style-name="normal"><text:span text:style-name="T2">Declaration des variable :</text:span></text:p>
      <text:p text:style-name="normal"><text:span text:style-name="T3"><text:tab/>NumTheme : entier </text:span></text:p>
      <text:p text:style-name="P2"/>
      <text:p text:style-name="normal"><text:span text:style-name="T4">Debut </text:span></text:p>
      <text:p text:style-name="P3"/>
      <text:p text:style-name="P3"><text:s text:c="3"/>Tant Que((NumTheme &lt; 0) ou (NumTheme &gt; 4));</text:p>
      <text:p text:style-name="P3"><text:s text:c="6"/></text:p>
      <text:p text:style-name="P3"><text:tab/><text:tab/>ecrire("Vous avez le choix entre 4 themes : \n");</text:p>
      <text:p text:style-name="P3"><text:tab/><text:tab/>ecrire("1. ANIME\n");</text:p>
      <text:p text:style-name="P3"><text:tab/><text:tab/>ecrire("2. RAP\n");</text:p>
      <text:p text:style-name="P3"><text:tab/><text:tab/>ecrire("3. CINEMA\n");</text:p>
      <text:p text:style-name="P3"><text:tab/><text:tab/>ecrire("4. JEUX VIDÉO\n");</text:p>
      <text:p text:style-name="P3"/>
      <text:p text:style-name="P3"><text:tab/><text:tab/>ecrire("\nAu quel voulez-vous jouer ? ");</text:p>
      <text:p text:style-name="P3"><text:tab/><text:tab/>lire(NumTheme);</text:p>
      <text:p text:style-name="P3"/>
      <text:p text:style-name="P3"><text:s text:c="14"/>SI((NumTheme &lt; 0) ou (NumTheme &gt; 4))</text:p>
      <text:p text:style-name="P3"><text:s text:c="16"/>faire </text:p>
      <text:p text:style-name="P3"><text:tab/> <text:s text:c="9"/><text:tab/>ecrire("\nATTENTION ! Veuillez choisir un theme existant allant de 1 a 4\n\n"); <text:s text:c="42"/></text:p>
      <text:p text:style-name="P3"><text:tab/><text:tab/></text:p>
      <text:p text:style-name="P3"><text:s text:c="14"/>Fi<text:span text:style-name="T6">n</text:span> SI </text:p>
      <text:p text:style-name="P3"/>
      <text:p text:style-name="P5"><text:s text:c="3"/>Fin Tantque</text:p>
      <text:p text:style-name="P5"/>
      <text:p text:style-name="P3"><text:tab/>retourner NumTheme;</text:p>
      <text:p text:style-name="P3"/>
      <text:p text:style-name="P4"><text:span text:style-name="T5">FIN</text:span> 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0.75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9:45:48.799000000</dc:date>
    <meta:editing-duration>PT2M25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1" meta:word-count="72" meta:character-count="597" meta:non-whitespace-character-count="409"/>
  </office:meta>
</office:document-meta>
</file>